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officeooo:rsid="0017db41" officeooo:paragraph-rsid="001f5e5e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officeooo:rsid="0017db41" officeooo:paragraph-rsid="001f5e5e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paragraph-rsid="001f5e5e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1f5e5e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rsid="001f5e5e" officeooo:paragraph-rsid="001f5e5e" style:font-name-asian="Times New Roman1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normal" officeooo:rsid="001f5e5e" officeooo:paragraph-rsid="001f5e5e" style:font-name-asian="Times New Roman1" style:font-size-asian="14pt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1f5e5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f5e5e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f5e5e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rsid="001fab6e" officeooo:paragraph-rsid="001fab6e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rsid="00212b6c" officeooo:paragraph-rsid="00212b6c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weight="normal" officeooo:rsid="001fab6e" officeooo:paragraph-rsid="001fab6e" style:font-weight-asian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weight="normal" officeooo:rsid="00201696" officeooo:paragraph-rsid="00201696" style:font-weight-asian="normal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weight="normal" officeooo:rsid="00212b6c" officeooo:paragraph-rsid="00212b6c" style:font-weight-asian="normal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monospace" fo:font-weight="normal" officeooo:rsid="00212b6c" officeooo:paragraph-rsid="00212b6c" style:font-weight-asian="normal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monospace" fo:font-weight="normal" officeooo:rsid="002308cb" officeooo:paragraph-rsid="002308cb" style:font-weight-asian="normal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bold" officeooo:rsid="002308cb" officeooo:paragraph-rsid="002308cb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erif" fo:font-size="14pt" fo:font-weight="normal" officeooo:rsid="002308cb" officeooo:paragraph-rsid="002308cb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officeooo:paragraph-rsid="001f5e5e" style:font-size-asian="14pt" style:font-name-complex="Times New Roman1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f5e5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1f5e5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a1c3d" officeooo:paragraph-rsid="001f5e5e" fo:background-color="transparent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1f5e5e" style:font-size-asian="18pt" style:font-weight-asian="bold" style:font-name-complex="Times New Roman1" style:font-size-complex="18pt"/>
    </style:style>
    <style:style style:name="P24" style:family="paragraph" style:parent-style-name="Standard">
      <style:text-properties style:font-name="Times New Roman" fo:font-size="18pt" fo:font-weight="bold" officeooo:paragraph-rsid="001f5e5e" style:font-size-asian="18pt" style:font-weight-asian="bold" style:font-name-complex="Times New Roman1" style:font-size-complex="18pt"/>
    </style:style>
    <style:style style:name="P25" style:family="paragraph" style:parent-style-name="Standard">
      <style:paragraph-properties fo:text-align="center" style:justify-single-word="false"/>
      <style:text-properties officeooo:paragraph-rsid="001f5e5e"/>
    </style:style>
    <style:style style:name="P26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paragraph-rsid="001f5e5e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officeooo:paragraph-rsid="001f5e5e"/>
    </style:style>
    <style:style style:name="P28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officeooo:paragraph-rsid="001f5e5e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Times New Roman" fo:font-size="14pt" officeooo:paragraph-rsid="001f5e5e" style:font-name-asian="Times New Roman1" style:font-size-asian="14pt" style:font-name-complex="Times New Roman1" style:font-size-complex="14pt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1f5e5e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officeooo:rsid="00405d20" fo:background-color="transparent" loext:char-shading-value="0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officeooo:rsid="0041f835"/>
    </style:style>
    <style:style style:name="T6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officeooo:rsid="00156edf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ru" fo:country="RU" officeooo:rsid="00405d20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fo:language="en" fo:country="US" officeooo:rsid="0041f835" fo:background-color="transparent" loext:char-shading-value="0" style:font-name-asian="Times New Roman1" style:font-size-asian="14pt" style:font-name-complex="Times New Roman1" style:font-size-complex="14pt"/>
    </style:style>
    <style:style style:name="T12" style:family="text">
      <style:text-properties fo:color="#000000" style:font-name="Times New Roman" fo:font-size="14pt" fo:font-weight="bold" officeooo:rsid="0017db41" style:font-name-asian="Times New Roman1" style:font-size-asian="14pt" style:font-weight-asian="bold" style:font-name-complex="Times New Roman1" style:font-size-complex="14pt" style:font-weight-complex="bold"/>
    </style:style>
    <style:style style:name="T13" style:family="text">
      <style:text-properties fo:color="#000000" style:font-name="Times New Roman" fo:font-size="14pt" fo:font-weight="normal" officeooo:rsid="001f5e5e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fo:color="#000000" style:font-name="Times New Roman" fo:font-size="14pt" fo:font-weight="normal" officeooo:rsid="001fab6e" style:font-name-asian="Times New Roman1" style:font-size-asian="14pt" style:font-weight-asian="normal" style:font-name-complex="Times New Roman1" style:font-size-complex="14pt" style:font-weight-complex="normal"/>
    </style:style>
    <style:style style:name="T15" style:family="text">
      <style:text-properties fo:color="#000000" fo:background-color="#ffffff" loext:char-shading-value="0"/>
    </style:style>
    <style:style style:name="T16" style:family="text">
      <style:text-properties officeooo:rsid="00405d20"/>
    </style:style>
    <style:style style:name="T17" style:family="text">
      <style:text-properties officeooo:rsid="001fab6e"/>
    </style:style>
    <style:style style:name="T18" style:family="text">
      <style:text-properties style:font-name="Liberation Serif" fo:font-size="14pt" style:font-size-asian="14pt" style:font-size-complex="14pt"/>
    </style:style>
    <style:style style:name="T19" style:family="text">
      <style:text-properties style:font-name="Liberation Serif" fo:font-size="14pt" officeooo:rsid="00201696" style:font-size-asian="14pt" style:font-size-complex="14pt"/>
    </style:style>
    <style:style style:name="T20" style:family="text">
      <style:text-properties style:font-name="Liberation Serif" fo:font-size="14pt" officeooo:rsid="00212b6c" style:font-size-asian="14pt" style:font-size-complex="14pt"/>
    </style:style>
    <style:style style:name="T21" style:family="text">
      <style:text-properties fo:color="#54ff54" fo:font-weight="bold" fo:background-color="#ffffff" loext:char-shading-value="0"/>
    </style:style>
    <style:style style:name="T22" style:family="text">
      <style:text-properties fo:color="#5454ff" fo:font-weight="bold" fo:background-color="#ffffff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Московский Авиационный Институт</text:p>
      <text:p text:style-name="P19">(Национальный Исследовательский Университет)</text:p>
      <text:p text:style-name="P19">Факультет информационных технологий и прикладной математики</text:p>
      <text:p text:style-name="P19">Кафедра вычислительной математики и программирования</text:p>
      <text:p text:style-name="P23"/>
      <text:p text:style-name="P23"/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/></text:p>
      <text:p text:style-name="P25"><text:span text:style-name="T1">Лабораторная работ</text:span><text:span text:style-name="T2">а</text:span><text:span text:style-name="T1"> №</text:span><text:span text:style-name="T3">3</text:span><text:span text:style-name="T1"> по курсу</text:span><text:span text:style-name="T4"> </text:span></text:p>
      <text:p text:style-name="P20">«Операционные системы»</text:p>
      <text:p text:style-name="P21"/>
      <text:p text:style-name="P22">Управление <text:span text:style-name="T5">потоками в операционной системе</text:span></text:p>
      <text:p text:style-name="P24"/>
      <text:p text:style-name="P23"/>
      <text:p text:style-name="P2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/>
      <text:p text:style-name="P28"/>
      <text:p text:style-name="P26"/>
      <text:p text:style-name="P26"/>
      <text:p text:style-name="P29"/>
      <text:p text:style-name="P26"/>
      <text:p text:style-name="P7"><text:span text:style-name="T6">Студент: </text:span><text:span text:style-name="T8">Симонов <text:s/>Сергей Яковлевич</text:span></text:p>
      <text:p text:style-name="P27"><text:span text:style-name="T6">Группа: М80 – 20</text:span><text:span text:style-name="T10">6</text:span><text:span text:style-name="T6">Б-18</text:span></text:p>
      <text:p text:style-name="P27"><text:span text:style-name="T6">Вариант: </text:span><text:span text:style-name="T11">22</text:span></text:p>
      <text:p text:style-name="P7"><text:span text:style-name="T6">Преподаватель: </text:span>Миронов Евгений Сергееви<text:span text:style-name="T16">ч</text:span></text:p>
      <text:p text:style-name="P3">Оценка: ___________</text:p>
      <text:p text:style-name="P3">Дата: ___________</text:p>
      <text:p text:style-name="P7"><text:span text:style-name="T9">Подпись</text:span><text:span text:style-name="T6">: ___________</text:span></text:p>
      <text:p text:style-name="P4"/>
      <text:p text:style-name="P8"><text:span text:style-name="T7">Москва, 2019</text:span></text:p>
      <text:p text:style-name="P8"><text:soft-page-break/><text:span text:style-name="T12">Содержание</text:span></text:p>
      <text:list xml:id="list1574801323" text:style-name="L1">
        <text:list-item>
          <text:p text:style-name="P1">Постановка задачи</text:p>
        </text:list-item>
        <text:list-item>
          <text:p text:style-name="P1">Общие сведения о программе</text:p>
        </text:list-item>
        <text:list-item>
          <text:p text:style-name="P1">Общий метод и алгоритм решения</text:p>
        </text:list-item>
        <text:list-item>
          <text:p text:style-name="P1">Основные файлы программы</text:p>
        </text:list-item>
        <text:list-item>
          <text:p text:style-name="P1">Демонстрация работы программы</text:p>
        </text:list-item>
        <text:list-item>
          <text:p text:style-name="P1">Вывод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Постановка задачи</text:p>
      <text:p text:style-name="P6"><text:tab/>Составить программу на языке СИ, обрабатывающие данные в многопоточном режиме. </text:p>
      <text:p text:style-name="P6"/>
      <text:p text:style-name="P6"><text:tab/>Вариант 22: Перемножение полиномов. На вход подается N-- полиномов, необходимо их перемножить.</text:p>
      <text:p text:style-name="P6"/>
      <text:p text:style-name="P5">Общие сведения о программе</text:p>
      <text:p text:style-name="P6">Программа компилируется из одного файла main.c. В данной программе используются следующие заголовочные файлы: #include &lt;iostream&gt;,#include &lt;vector&gt;,#include &lt;string&gt;,#include &lt;thread&gt;,#include &lt;mutex&gt;. Используются следующие системные вызовы для работы с потоками:</text:p>
      <text:p text:style-name="P6"/>
      <text:p text:style-name="P6"><text:tab/>mtx.lock() – <text:span text:style-name="T17">блокировка кода, для последовательного прохода по нему <text:tab/>потоками.</text:span></text:p>
      <text:p text:style-name="P6"><text:tab/>mtx.unlock() – <text:span text:style-name="T17">разблокировка кода.</text:span></text:p>
      <text:p text:style-name="P6"><text:tab/>vector&lt;thread&gt; – <text:span text:style-name="T17">создание вектора потоков.</text:span></text:p>
      <text:p text:style-name="P9"><text:span text:style-name="T13"><text:tab/>.join() – </text:span><text:span text:style-name="T14">б</text:span><text:span text:style-name="T18">локирует и ждёт завершения порождённого потока.</text:span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10"><text:span text:style-name="T18">Общий метод и алгоритм решения</text:span></text:p>
      <text:p text:style-name="P12"><text:span text:style-name="T18">Сначала считывается колличество потоков – N. </text:span><text:span text:style-name="T19">Затем последовательно считываются полиномы как строка, с помощью функции Get() они конвертируются из строки в целочисленный тип. Одновременно с последовательным считыванием полиномов происходит высчитывание степени.</text:span></text:p>
      <text:p text:style-name="P13"><text:span text:style-name="T18">Когда степень посчитана, создается вектор потоков, осуществляющий перемножение полиномов при помощи функции mul(). </text:span><text:span text:style-name="T20">Конечный полином хранится в векторе. <text:s/>После подсчета конечного полинома он выводится.</text:span></text:p>
      <text:p text:style-name="P13"><text:span text:style-name="T20"/></text:p>
      <text:p text:style-name="P13"><text:span text:style-name="T20"/></text:p>
      <text:p text:style-name="P11"><text:span text:style-name="T18">Основные файлы программы</text:span></text:p>
      <text:p text:style-name="P11"><text:span text:style-name="T18"/></text:p>
      <text:p text:style-name="P14"><text:span text:style-name="T18">main.c</text:span></text:p>
      <text:p text:style-name="P14"><text:span text:style-name="T18"/></text:p>
      <text:p text:style-name="P14"><text:span text:style-name="T18">#include &lt;iostream&gt;</text:span></text:p>
      <text:p text:style-name="P14"><text:span text:style-name="T18">#include &lt;vector&gt;</text:span></text:p>
      <text:p text:style-name="P14"><text:span text:style-name="T18">#include &lt;string&gt;</text:span></text:p>
      <text:p text:style-name="P14"><text:span text:style-name="T18">#include &lt;thread&gt;</text:span></text:p>
      <text:p text:style-name="P14"><text:span text:style-name="T18">#include &lt;mutex&gt;</text:span></text:p>
      <text:p text:style-name="P14"><text:span text:style-name="T18"/></text:p>
      <text:p text:style-name="P14"><text:span text:style-name="T18"/></text:p>
      <text:p text:style-name="P14"><text:span text:style-name="T18">using namespace std;</text:span></text:p>
      <text:p text:style-name="P14"><text:span text:style-name="T18"/></text:p>
      <text:p text:style-name="P14"><text:span text:style-name="T18">int NOabs(int val)</text:span></text:p>
      <text:p text:style-name="P14"><text:soft-page-break/><text:span text:style-name="T18">{</text:span></text:p>
      <text:p text:style-name="P14"><text:span text:style-name="T18"><text:s text:c="4"/>if (val &gt;= 0) {</text:span></text:p>
      <text:p text:style-name="P14"><text:span text:style-name="T18"><text:s text:c="8"/>return -val;</text:span></text:p>
      <text:p text:style-name="P14"><text:span text:style-name="T18"><text:s text:c="4"/>}</text:span></text:p>
      <text:p text:style-name="P14"><text:span text:style-name="T18">}</text:span></text:p>
      <text:p text:style-name="P14"><text:span text:style-name="T18"/></text:p>
      <text:p text:style-name="P14"><text:span text:style-name="T18">vector&lt;int&gt; Get(string &amp;s)</text:span></text:p>
      <text:p text:style-name="P14"><text:span text:style-name="T18">{</text:span></text:p>
      <text:p text:style-name="P14"><text:span text:style-name="T18"><text:s text:c="4"/>vector&lt;int&gt; result;</text:span></text:p>
      <text:p text:style-name="P14"><text:span text:style-name="T18"/></text:p>
      <text:p text:style-name="P14"><text:span text:style-name="T18"><text:s text:c="4"/>int val = 0, i = 0;</text:span></text:p>
      <text:p text:style-name="P14"><text:span text:style-name="T18"><text:s text:c="4"/>int flag = 0;</text:span></text:p>
      <text:p text:style-name="P14"><text:span text:style-name="T18"/></text:p>
      <text:p text:style-name="P14"><text:span text:style-name="T18"><text:s text:c="4"/>while (i &lt; s.size()) {</text:span></text:p>
      <text:p text:style-name="P14"><text:span text:style-name="T18"><text:s text:c="8"/>if ((s[i] &gt;= '0' &amp;&amp; s[i] &lt;= '9') || (s[i] == '-')) {</text:span></text:p>
      <text:p text:style-name="P14"><text:span text:style-name="T18"><text:s text:c="12"/>if (s[i] == '-') {</text:span></text:p>
      <text:p text:style-name="P14"><text:span text:style-name="T18"><text:s text:c="16"/>flag = 1;</text:span></text:p>
      <text:p text:style-name="P14"><text:span text:style-name="T18"><text:s text:c="12"/>}</text:span></text:p>
      <text:p text:style-name="P14"><text:span text:style-name="T18"><text:s text:c="12"/>if (s[i] &gt;= '0' &amp;&amp; s[i] &lt;= '9') {</text:span></text:p>
      <text:p text:style-name="P14"><text:span text:style-name="T18"><text:s text:c="16"/>const int d = s[i] - '0';</text:span></text:p>
      <text:p text:style-name="P14"><text:span text:style-name="T18"><text:s text:c="16"/>val = val * 10 + d;</text:span></text:p>
      <text:p text:style-name="P14"><text:span text:style-name="T18"><text:s text:c="12"/>}</text:span></text:p>
      <text:p text:style-name="P14"><text:span text:style-name="T18"><text:s text:c="8"/>}</text:span></text:p>
      <text:p text:style-name="P14"><text:span text:style-name="T18"/></text:p>
      <text:p text:style-name="P14"><text:span text:style-name="T18"><text:s text:c="8"/>if (s[i + 1] == ' ' || i + 1 == s.size()) {</text:span></text:p>
      <text:p text:style-name="P14"><text:span text:style-name="T18"><text:s text:c="12"/>if (flag == 0) {</text:span></text:p>
      <text:p text:style-name="P14"><text:span text:style-name="T18"><text:s text:c="16"/>result.push_back(val);</text:span></text:p>
      <text:p text:style-name="P14"><text:span text:style-name="T18"><text:s text:c="16"/>val = 0;</text:span></text:p>
      <text:p text:style-name="P14"><text:span text:style-name="T18"><text:s text:c="12"/>} else if (flag == 1) {</text:span></text:p>
      <text:p text:style-name="P14"><text:span text:style-name="T18"><text:s text:c="16"/>val = NOabs(val);</text:span></text:p>
      <text:p text:style-name="P14"><text:span text:style-name="T18"><text:s text:c="16"/>result.push_back(val);</text:span></text:p>
      <text:p text:style-name="P14"><text:span text:style-name="T18"><text:s text:c="16"/>val = 0;</text:span></text:p>
      <text:p text:style-name="P14"><text:span text:style-name="T18"><text:s text:c="12"/>}</text:span></text:p>
      <text:p text:style-name="P14"><text:span text:style-name="T18"><text:s text:c="8"/>}</text:span></text:p>
      <text:p text:style-name="P14"><text:span text:style-name="T18"/></text:p>
      <text:p text:style-name="P14"><text:span text:style-name="T18"><text:s text:c="8"/>++i;</text:span></text:p>
      <text:p text:style-name="P14"><text:span text:style-name="T18"><text:s text:c="4"/>}</text:span></text:p>
      <text:p text:style-name="P14"><text:span text:style-name="T18"/></text:p>
      <text:p text:style-name="P14"><text:span text:style-name="T18"><text:s text:c="4"/>return result;</text:span></text:p>
      <text:p text:style-name="P14"><text:span text:style-name="T18">}</text:span></text:p>
      <text:p text:style-name="P14"><text:span text:style-name="T18"/></text:p>
      <text:p text:style-name="P14"><text:span text:style-name="T18">mutex mtx;</text:span></text:p>
      <text:p text:style-name="P14"><text:span text:style-name="T18"/></text:p>
      <text:p text:style-name="P14"><text:span text:style-name="T18">void* mul(vector&lt;int&gt; &amp;a, vector&lt;int&gt; &amp;b, vector&lt;int&gt; &amp;c, int j)</text:span></text:p>
      <text:p text:style-name="P14"><text:span text:style-name="T18">{</text:span></text:p>
      <text:p text:style-name="P14"><text:soft-page-break/><text:span text:style-name="T18"><text:s text:c="4"/>mtx.lock();</text:span></text:p>
      <text:p text:style-name="P14"><text:span text:style-name="T18"/></text:p>
      <text:p text:style-name="P14"><text:span text:style-name="T18"><text:s text:c="8"/>j -= 1;</text:span></text:p>
      <text:p text:style-name="P14"><text:span text:style-name="T18"/></text:p>
      <text:p text:style-name="P14"><text:span text:style-name="T18"><text:s text:c="8"/>for (int i = 0; i &lt; b.size(); ++i) {</text:span></text:p>
      <text:p text:style-name="P14"><text:span text:style-name="T18"><text:s text:c="12"/>c[i + j] += a[j] * b[i];</text:span></text:p>
      <text:p text:style-name="P14"><text:span text:style-name="T18"><text:s text:c="8"/>}</text:span></text:p>
      <text:p text:style-name="P14"><text:span text:style-name="T18"><text:s text:c="4"/>mtx.unlock();</text:span></text:p>
      <text:p text:style-name="P14"><text:span text:style-name="T18">}</text:span></text:p>
      <text:p text:style-name="P14"><text:span text:style-name="T18"/></text:p>
      <text:p text:style-name="P14"><text:span text:style-name="T18">int main()</text:span></text:p>
      <text:p text:style-name="P14"><text:span text:style-name="T18">{</text:span></text:p>
      <text:p text:style-name="P14"><text:span text:style-name="T18"><text:s text:c="4"/>string str, str1;</text:span></text:p>
      <text:p text:style-name="P14"><text:span text:style-name="T18"><text:s text:c="4"/>string a;</text:span></text:p>
      <text:p text:style-name="P14"><text:span text:style-name="T18"><text:s text:c="4"/>int n;</text:span></text:p>
      <text:p text:style-name="P14"><text:span text:style-name="T18"><text:s text:c="4"/>cin &gt;&gt; n;</text:span></text:p>
      <text:p text:style-name="P14"><text:span text:style-name="T18"><text:s text:c="4"/>vector&lt;int&gt; res;</text:span></text:p>
      <text:p text:style-name="P14"><text:span text:style-name="T18"><text:s text:c="4"/>vector&lt;int&gt; res1;</text:span></text:p>
      <text:p text:style-name="P14"><text:span text:style-name="T18"><text:s text:c="4"/>vector&lt;int&gt; result;</text:span></text:p>
      <text:p text:style-name="P14"><text:span text:style-name="T18"><text:s text:c="4"/>vector&lt;int&gt; result1;</text:span></text:p>
      <text:p text:style-name="P14"><text:span text:style-name="T18"/></text:p>
      <text:p text:style-name="P14"><text:span text:style-name="T18"><text:s text:c="4"/>vector&lt;int&gt; ressss;</text:span></text:p>
      <text:p text:style-name="P14"><text:span text:style-name="T18"/></text:p>
      <text:p text:style-name="P14"><text:span text:style-name="T18"><text:s text:c="4"/>vector&lt;string&gt; vec;</text:span></text:p>
      <text:p text:style-name="P14"><text:span text:style-name="T18"><text:s text:c="4"/>int step = 0, delta = 0;</text:span></text:p>
      <text:p text:style-name="P14"><text:span text:style-name="T18"><text:s text:c="4"/>for (int i = 0; i &lt;= n; ++i) {</text:span></text:p>
      <text:p text:style-name="P14"><text:span text:style-name="T18"><text:s text:c="8"/>getline(cin, a);</text:span></text:p>
      <text:p text:style-name="P14"><text:span text:style-name="T18"/></text:p>
      <text:p text:style-name="P14"><text:span text:style-name="T18"><text:s text:c="8"/>str1 = str;</text:span></text:p>
      <text:p text:style-name="P14"><text:span text:style-name="T18"><text:s text:c="8"/>str = a;</text:span></text:p>
      <text:p text:style-name="P14"><text:span text:style-name="T18"/></text:p>
      <text:p text:style-name="P14"><text:span text:style-name="T18"><text:s text:c="8"/>vec.push_back(a);</text:span></text:p>
      <text:p text:style-name="P14"><text:span text:style-name="T18"/></text:p>
      <text:p text:style-name="P14"><text:span text:style-name="T18"><text:s text:c="8"/>res = Get(str);</text:span></text:p>
      <text:p text:style-name="P14"><text:span text:style-name="T18"><text:s text:c="8"/>res1 = Get(str1);</text:span></text:p>
      <text:p text:style-name="P14"><text:span text:style-name="T18"/></text:p>
      <text:p text:style-name="P14"><text:span text:style-name="T18"><text:s text:c="8"/>step += res.size();</text:span></text:p>
      <text:p text:style-name="P14"><text:span text:style-name="T18"/></text:p>
      <text:p text:style-name="P14"><text:span text:style-name="T18"><text:s text:c="8"/>if (i &gt;= 2) {</text:span></text:p>
      <text:p text:style-name="P14"><text:span text:style-name="T18"><text:s text:c="12"/>step -= 1;</text:span></text:p>
      <text:p text:style-name="P14"><text:span text:style-name="T18"><text:s text:c="8"/>}</text:span></text:p>
      <text:p text:style-name="P14"><text:span text:style-name="T18"/></text:p>
      <text:p text:style-name="P14"><text:span text:style-name="T18"><text:s text:c="8"/>if ((i == 1) &amp;&amp; (n == 1)) {</text:span></text:p>
      <text:p text:style-name="P14"><text:span text:style-name="T18"><text:s text:c="12"/>cout &lt;&lt; vec[i - 1] &lt;&lt; " " &lt;&lt; endl;</text:span></text:p>
      <text:p text:style-name="P14"><text:span text:style-name="T18"><text:s text:c="12"/>break;</text:span></text:p>
      <text:p text:style-name="P14"><text:soft-page-break/><text:span text:style-name="T18"><text:s text:c="8"/>}</text:span></text:p>
      <text:p text:style-name="P14"><text:span text:style-name="T18"/></text:p>
      <text:p text:style-name="P14"><text:span text:style-name="T18"><text:s text:c="8"/>for (int j = 0; j &lt; step - result.size() + 1; ++j) {</text:span></text:p>
      <text:p text:style-name="P14"><text:span text:style-name="T18"><text:s text:c="12"/>result.push_back(0);</text:span></text:p>
      <text:p text:style-name="P14"><text:span text:style-name="T18"><text:s text:c="8"/>}</text:span></text:p>
      <text:p text:style-name="P14"><text:span text:style-name="T18"><text:s text:c="8"/>if (i == 2) {</text:span></text:p>
      <text:p text:style-name="P14"><text:span text:style-name="T18"/></text:p>
      <text:p text:style-name="P14"><text:span text:style-name="T18"><text:s text:c="12"/>vector&lt;thread&gt; re;</text:span></text:p>
      <text:p text:style-name="P14"><text:span text:style-name="T18"><text:s text:c="12"/>re.reserve(result.size());</text:span></text:p>
      <text:p text:style-name="P14"><text:span text:style-name="T18"/></text:p>
      <text:p text:style-name="P14"><text:span text:style-name="T18"><text:s text:c="12"/>for(int j = 0; j &lt; result.size(); ++j) {</text:span></text:p>
      <text:p text:style-name="P14"><text:span text:style-name="T18"/></text:p>
      <text:p text:style-name="P14"><text:span text:style-name="T18"><text:s text:c="16"/>re.emplace_back([&amp;res, &amp;res1, &amp;result, j] { </text:span></text:p>
      <text:p text:style-name="P14"><text:span text:style-name="T18"><text:s text:c="20"/>mul(res, res1, result, j);</text:span></text:p>
      <text:p text:style-name="P14"><text:span text:style-name="T18"><text:s text:c="16"/>});</text:span></text:p>
      <text:p text:style-name="P14"><text:span text:style-name="T18"><text:s text:c="12"/>}</text:span></text:p>
      <text:p text:style-name="P14"><text:span text:style-name="T18"/></text:p>
      <text:p text:style-name="P14"><text:span text:style-name="T18"><text:s text:c="12"/>for(int l = 0; l &lt; result.size(); ++l) {</text:span></text:p>
      <text:p text:style-name="P14"><text:span text:style-name="T18"><text:s text:c="16"/>re[l].join() <text:s text:c="3"/>;</text:span></text:p>
      <text:p text:style-name="P14"><text:span text:style-name="T18"><text:s text:c="12"/>}</text:span></text:p>
      <text:p text:style-name="P14"><text:span text:style-name="T18"><text:s text:c="8"/>}</text:span></text:p>
      <text:p text:style-name="P14"><text:span text:style-name="T18"/></text:p>
      <text:p text:style-name="P14"><text:span text:style-name="T18"><text:s text:c="8"/>if (i &gt;= 3) {</text:span></text:p>
      <text:p text:style-name="P14"><text:span text:style-name="T18"><text:s text:c="12"/></text:span></text:p>
      <text:p text:style-name="P14"><text:span text:style-name="T18"><text:s text:c="12"/>vector&lt;thread&gt; re;</text:span></text:p>
      <text:p text:style-name="P14"><text:span text:style-name="T18"><text:s text:c="12"/>re.reserve(result.size());</text:span></text:p>
      <text:p text:style-name="P14"><text:span text:style-name="T18"/></text:p>
      <text:p text:style-name="P14"><text:span text:style-name="T18"><text:s text:c="12"/>res1.clear();</text:span></text:p>
      <text:p text:style-name="P14"><text:span text:style-name="T18"/></text:p>
      <text:p text:style-name="P14"><text:span text:style-name="T18"><text:s text:c="12"/>for (int s = 0; s &lt; result.size(); ++s) {</text:span></text:p>
      <text:p text:style-name="P14"><text:span text:style-name="T18"><text:s text:c="16"/>res1.push_back(result[s]);</text:span></text:p>
      <text:p text:style-name="P14"><text:span text:style-name="T18"><text:s text:c="16"/>result[s] = 0;</text:span></text:p>
      <text:p text:style-name="P14"><text:span text:style-name="T18"><text:s text:c="12"/>}</text:span></text:p>
      <text:p text:style-name="P14"><text:span text:style-name="T18"/></text:p>
      <text:p text:style-name="P14"><text:span text:style-name="T18"/></text:p>
      <text:p text:style-name="P14"><text:span text:style-name="T18"><text:s text:c="12"/>for (int j = 0; j &lt; result.size(); ++j) {</text:span></text:p>
      <text:p text:style-name="P14"><text:span text:style-name="T18"/></text:p>
      <text:p text:style-name="P14"><text:span text:style-name="T18"><text:s text:c="16"/>re.emplace_back([&amp;result, &amp;res, &amp;res1, j] {</text:span></text:p>
      <text:p text:style-name="P14"><text:span text:style-name="T18"><text:s text:c="20"/>mul(res1, res, result, j);</text:span></text:p>
      <text:p text:style-name="P14"><text:span text:style-name="T18"><text:s text:c="16"/>});</text:span></text:p>
      <text:p text:style-name="P14"><text:span text:style-name="T18"><text:s text:c="12"/>}</text:span></text:p>
      <text:p text:style-name="P14"><text:span text:style-name="T18"/></text:p>
      <text:p text:style-name="P14"><text:span text:style-name="T18"/></text:p>
      <text:p text:style-name="P14"><text:span text:style-name="T18"><text:s text:c="12"/>for (int l = 0; l &lt; result.size(); ++ l) {</text:span></text:p>
      <text:p text:style-name="P14"><text:span text:style-name="T18"><text:s text:c="16"/>re[l].join();</text:span></text:p>
      <text:p text:style-name="P14"><text:soft-page-break/><text:span text:style-name="T18"><text:s text:c="12"/>}</text:span></text:p>
      <text:p text:style-name="P14"><text:span text:style-name="T18"/></text:p>
      <text:p text:style-name="P14"><text:span text:style-name="T18"><text:s text:c="12"/>re.clear();</text:span></text:p>
      <text:p text:style-name="P14"><text:span text:style-name="T18"><text:s text:c="8"/>}</text:span></text:p>
      <text:p text:style-name="P14"><text:span text:style-name="T18"><text:s text:c="4"/>}</text:span></text:p>
      <text:p text:style-name="P14"><text:span text:style-name="T18"/></text:p>
      <text:p text:style-name="P14"><text:span text:style-name="T18"><text:s text:c="4"/>for (int i = 0; i &lt;= n; ++i) {</text:span></text:p>
      <text:p text:style-name="P14"><text:span text:style-name="T18"><text:s text:c="8"/>cout &lt;&lt; vec[i] &lt;&lt; " " &lt;&lt; endl;</text:span></text:p>
      <text:p text:style-name="P14"><text:span text:style-name="T18"><text:s text:c="4"/>}</text:span></text:p>
      <text:p text:style-name="P14"><text:span text:style-name="T18"/></text:p>
      <text:p text:style-name="P14"><text:span text:style-name="T18"><text:s text:c="4"/>cout &lt;&lt; endl;</text:span></text:p>
      <text:p text:style-name="P14"><text:span text:style-name="T18"/></text:p>
      <text:p text:style-name="P14"><text:span text:style-name="T18"><text:s text:c="4"/>if (n &gt;= 2) {</text:span></text:p>
      <text:p text:style-name="P14"><text:span text:style-name="T18"><text:s text:c="8"/>for (int j = 0; j &lt; result.size(); ++j) {</text:span></text:p>
      <text:p text:style-name="P14"><text:span text:style-name="T18"><text:s text:c="12"/>if (result[j] != 0) {</text:span></text:p>
      <text:p text:style-name="P14"><text:span text:style-name="T18"><text:s text:c="16"/>cout &lt;&lt; result[j] &lt;&lt; " ";</text:span></text:p>
      <text:p text:style-name="P14"><text:span text:style-name="T18"><text:s text:c="12"/>}</text:span></text:p>
      <text:p text:style-name="P14"><text:span text:style-name="T18"><text:s text:c="8"/>}</text:span></text:p>
      <text:p text:style-name="P14"><text:span text:style-name="T18"><text:s text:c="4"/>} else if (n == 1) {</text:span></text:p>
      <text:p text:style-name="P14"><text:span text:style-name="T18"><text:s text:c="8"/>cout &lt;&lt; vec[n] &lt;&lt; " " &lt;&lt; endl;</text:span></text:p>
      <text:p text:style-name="P14"><text:span text:style-name="T18"><text:s text:c="4"/>}</text:span></text:p>
      <text:p text:style-name="P14"><text:span text:style-name="T18"/></text:p>
      <text:p text:style-name="P14"><text:span text:style-name="T18"><text:s text:c="4"/>cout &lt;&lt; endl;</text:span></text:p>
      <text:p text:style-name="P14"><text:span text:style-name="T18"/></text:p>
      <text:p text:style-name="P14"><text:span text:style-name="T18"><text:s text:c="4"/>return 0;</text:span></text:p>
      <text:p text:style-name="P14"><text:span text:style-name="T18">}</text:span></text:p>
      <text:p text:style-name="P14"><text:span text:style-name="T18"/></text:p>
      <text:p text:style-name="P14"><text:span text:style-name="T18"/></text:p>
      <text:p text:style-name="P11"><text:span text:style-name="T18">Демонстрация работы программы</text:span></text:p>
      <text:p text:style-name="P11"><text:span text:style-name="T18"/></text:p>
      <text:p text:style-name="P15"><text:span text:style-name="T21">sergey@sergey-RedmiBook-14</text:span><text:span text:style-name="T15">:</text:span><text:span text:style-name="T22">~/labs/OS/lab3</text:span><text:span text:style-name="T15">$ ./a.out  </text:span><text:line-break/>4 <text:line-break/>1 1 1 <text:line-break/>1 1 <text:line-break/>1 1 1 <text:line-break/>1 1 1 <text:line-break/> <text:line-break/>1 1 1  <text:line-break/>1 1  <text:line-break/>1 1 1  <text:line-break/>1 1 1  <text:line-break/><text:line-break/>1 4 9 13 13 9 4 1  <text:line-break/><text:span text:style-name="T21">sergey@sergey-RedmiBook-14</text:span><text:span text:style-name="T15">:</text:span><text:span text:style-name="T22">~/labs/OS/lab3</text:span><text:span text:style-name="T15">$ ./a.out  </text:span><text:line-break/>1 <text:line-break/>1 0 1 0 1 0 1 <text:line-break/> <text:line-break/><text:soft-page-break/> <text:line-break/>1 0 1 0 1 0 1  <text:line-break/><text:line-break/>1 0 1 0 1 0 1  <text:line-break/><text:line-break/><text:span text:style-name="T21">sergey@sergey-RedmiBook-14</text:span><text:span text:style-name="T15">:</text:span><text:span text:style-name="T22">~/labs/OS/lab3</text:span><text:span text:style-name="T15">$ ./a.out  </text:span><text:line-break/>3  <text:line-break/>1 2 3 <text:line-break/>1 2 3 <text:line-break/>4 5 6 7 8 9 <text:line-break/> <text:line-break/>1 2 3  <text:line-break/>1 2 3  <text:line-break/>4 5 6 7 8 9  <text:line-break/><text:line-break/>4 21 66 129 192 228 254 249  <text:line-break/><text:span text:style-name="T21">sergey@sergey-RedmiBook-14</text:span><text:span text:style-name="T15">:</text:span><text:span text:style-name="T22">~/labs/OS/lab3</text:span><text:span text:style-name="T15">$ ./a.out  </text:span><text:line-break/>2 <text:line-break/>1 1 <text:line-break/>1 1 <text:line-break/> <text:line-break/>1 1  <text:line-break/>1 1  <text:line-break/><text:line-break/>1 2 1<text:line-break/></text:p>
      <text:p text:style-name="P15"/>
      <text:p text:style-name="P16"><text:span text:style-name="T21">sergey@sergey-RedmiBook-14</text:span><text:span text:style-name="T15">:</text:span><text:span text:style-name="T22">~/labs/OS/lab3</text:span><text:span text:style-name="T15">$ strace -c ./a.out  </text:span><text:line-break/>5 <text:line-break/>1 1 <text:line-break/>1 1 <text:line-break/>1 1 <text:line-break/>1 1 <text:line-break/>1 1 <text:line-break/> <text:line-break/>1 1  <text:line-break/>1 1  <text:line-break/>1 1  <text:line-break/>1 1  <text:line-break/>1 1  <text:line-break/><text:line-break/>1 5 10 10 5 1  <text:line-break/>% time     seconds  usecs/call     calls    errors syscall <text:line-break/>------ ----------- ----------- --------- --------- ---------------- <text:line-break/>25.36    0.000791          33        24           mmap <text:line-break/>17.79    0.000555          31        18           clone <text:line-break/>11.80    0.000368          19        19           mprotect <text:line-break/> 7.34    0.000229          33         7         7 access <text:line-break/> 6.86    0.000214          19        11           read <text:line-break/> 6.64    0.000207          26         8           write <text:line-break/> 6.51    0.000203          34         6           openat <text:line-break/><text:soft-page-break/> 5.13    0.000160          20         8           fstat <text:line-break/> 4.04    0.000126          32         4           munmap <text:line-break/> 3.91    0.000122          20         6           close <text:line-break/> 2.66    0.000083          83         1           execve <text:line-break/> 1.15    0.000036          12         3           brk <text:line-break/> 0.80    0.000025          25         1           arch_prctl <text:line-break/> 0.00    0.000000           0         2           rt_sigaction <text:line-break/> 0.00    0.000000           0         1           rt_sigprocmask <text:line-break/> 0.00    0.000000           0         2           futex <text:line-break/> 0.00    0.000000           0         1           set_tid_address <text:line-break/> 0.00    0.000000           0         1           set_robust_list <text:line-break/> 0.00    0.000000           0         1           prlimit64 <text:line-break/>------ ----------- ----------- --------- --------- ---------------- <text:line-break/>100.00    0.003119                   124         7 total<text:line-break/><text:line-break/></text:p>
      <text:p text:style-name="P17">Вывод</text:p>
      <text:p text:style-name="P18">Одно из главных отличий использования многопоточности от использования процессов состоит в том, что потоки делят между собой одно адресное пространство, но параллельная обработка одних и тех же данных требует требует ответственного подхода к написанию программы. Итак, я научился правильно пользоваться многопоточным программированием т.е. своевременно блокировать потоки дабы не происходило смешение данных, что влияет на конечный результат. Разобрал быстрое преобразование Фурье, но к огромному сожалению запрограммировать его не получилось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5T01:09:46.051869016</dc:date>
    <meta:editing-duration>PT9M16S</meta:editing-duration>
    <meta:editing-cycles>1</meta:editing-cycles>
    <meta:document-statistic meta:table-count="0" meta:image-count="0" meta:object-count="0" meta:page-count="9" meta:paragraph-count="171" meta:word-count="1000" meta:character-count="7518" meta:non-whitespace-character-count="4886"/>
    <meta:generator>LibreOffice/6.0.7.3$Linux_X86_64 LibreOffice_project/00m0$Build-3</meta:generator>
  </office:meta>
</office:document-meta>
</file>